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use-window-font-color="true" style:font-name="Ubuntu Light" fo:font-size="11pt" officeooo:rsid="001e6203" officeooo:paragraph-rsid="001e6203" style:font-size-asian="9.60000038146973pt" style:font-size-complex="11pt"/>
    </style:style>
    <style:style style:name="P2" style:family="paragraph" style:parent-style-name="Standard" style:list-style-name="L2">
      <style:text-properties style:use-window-font-color="true" style:font-name="Ubuntu Light" fo:font-size="11pt" officeooo:rsid="001e6203" officeooo:paragraph-rsid="001e6203" style:font-size-asian="9.60000038146973pt" style:font-size-complex="11pt"/>
    </style:style>
    <style:style style:name="P3" style:family="paragraph" style:parent-style-name="Standard">
      <style:text-properties style:use-window-font-color="true" style:font-name="Ubuntu Light" fo:font-size="11pt" officeooo:rsid="001fc816" officeooo:paragraph-rsid="001fc816" style:font-size-asian="9.60000038146973pt" style:font-size-complex="11pt"/>
    </style:style>
    <style:style style:name="P4" style:family="paragraph" style:parent-style-name="Standard">
      <style:text-properties style:use-window-font-color="true" style:font-name="Ubuntu Light" fo:font-size="11pt" officeooo:rsid="00234fdf" officeooo:paragraph-rsid="00234fdf" style:font-size-asian="9.60000038146973pt" style:font-size-complex="11pt"/>
    </style:style>
    <style:style style:name="P5" style:family="paragraph" style:parent-style-name="Standard">
      <style:text-properties style:use-window-font-color="true" style:font-name="Ubuntu Light" fo:font-size="11pt" officeooo:rsid="002461ee" officeooo:paragraph-rsid="002461ee" style:font-size-asian="9.60000038146973pt" style:font-size-complex="11pt"/>
    </style:style>
    <style:style style:name="T1" style:family="text">
      <style:text-properties officeooo:rsid="001ebcc0"/>
    </style:style>
    <style:style style:name="T2" style:family="text">
      <style:text-properties officeooo:rsid="0021afa4"/>
    </style:style>
    <style:style style:name="T3" style:family="text">
      <style:text-properties officeooo:rsid="002461e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Livrable 1 – Octobre 2014</text:p>
      <text:p text:style-name="P1"/>
      <text:p text:style-name="P1">Mips32 emulateur – Premier incrément</text:p>
      <text:p text:style-name="P1"/>
      <text:p text:style-name="P1">Nom et prénom: Mantovani, Luciano</text:p>
      <text:p text:style-name="P1"/>
      <text:p text:style-name="P1"/>
      <text:p text:style-name="P1">Concernant les commandes de l'environnement <text:span text:style-name="T2">et la memoire</text:span></text:p>
      <text:p text:style-name="P1"/>
      <text:p text:style-name="P1"><text:tab/>Avec le commande “emul-mips”, on peut initialiser l'environnement. On peut aussi l'initialiser avec un argument qui spécifie un path d'un fichier elf, <text:s/>ça vas directement le compiler sans avoir besoin de mettre le command “load”. Les commandes que l'environnement accepte pour maintenant sont: load, exit, disp, set et assert.</text:p>
      <text:p text:style-name="P1"><text:tab/>Pour load, c'est nécessaire que le path complet du fichier c'est spécifie. Sinon le commande ne marche pas.</text:p>
      <text:p text:style-name="P1"/>
      <text:p text:style-name="P1"><text:tab/>Ce programme crée un bloc de mémoire fixe de 20 Bytes. La possibilité de créer plusieurs blocs et les identifier avec des tags n'est pas implementé encore. La taille du bloc n'est pas grand pour faciliter sa lecture. Les commands disp, set et assert interagent avec ce bloc de mémoire crée par le main.</text:p>
      <text:p text:style-name="P1"/>
      <text:p text:style-name="P1">Concernant l'interpretateur</text:p>
      <text:p text:style-name="P1"/>
      <text:p text:style-name="P1"><text:tab/>Comme on a dit, le command “load” charge un fichier elf au programme, mais qu'est-ce que le programme fait avec ce fichier?. Pour maintenant, le seul chose qu'il fait c'est lire le fichier et supprimer les commentaires. Il y a un fonction qui s'appelé “parseline” dont l'objectif c'est d'identifier le command, le tag, le label, et les arguments d'un ligne d'un fichier elf. Les tests de ce<text:span text:style-name="T2">tte</text:span> fonction marchent, mais elle a des bugs encore et elle ne marche pas bien avec un vrai fichier elf. Ce pour cela que pour maintenant tous qu'on fait avec un fichier elf c'est le lire et supprimer les commentaires. Pour le prochaine livrable un des objectifs c'est faire que ce fonction marche.</text:p>
      <text:p text:style-name="P1"/>
      <text:p text:style-name="P1">Organisation des fichiers</text:p>
      <text:p text:style-name="P1"/>
      <text:p text:style-name="P1">Le répertoire de travail est organise par 6 dossiers: bin, build, doc, install, src et test. Dans ce répertoire il y a aussi le README.md, <text:span text:style-name="T1">EREADME.txt</text:span> et le Makefile.</text:p>
      <text:p text:style-name="P1"/>
      <text:list xml:id="list5395781933086806081" text:style-name="L2">
        <text:list-item>
          <text:p text:style-name="P2">Le dossier bin a l'exécutable pour l'environnement ainsi que les exécutables pour les tests</text:p>
        </text:list-item>
        <text:list-item>
          <text:p text:style-name="P2">Le dossier build a tout les .o files</text:p>
        </text:list-item>
        <text:list-item>
          <text:p text:style-name="P2">Le dossier doc a les fichiers generés par Doxygen pour faire la documentation</text:p>
        </text:list-item>
        <text:list-item>
          <text:p text:style-name="P2">Le dossier install a un bash script pour installer le programme</text:p>
        </text:list-item>
        <text:list-item>
          <text:p text:style-name="P2">Le dossier src a tout les fichiers source</text:p>
        </text:list-item>
        <text:list-item>
          <text:p text:style-name="P2">Le dossier test a tout les fichiers source de test ainsi que les fichiers txt pour tester les fonctionalites que besoin de l'environnement.</text:p>
        </text:list-item>
      </text:list>
      <text:p text:style-name="P1"/>
      <text:p text:style-name="P1">Pour le parti du testing, on a utilisé “MinUnit” test. Pour plus d'information voir: <text:a xlink:type="simple" xlink:href="http://www.jera.com/techinfo/jtns/jtn002.html">http://www.jera.com/techinfo/jtns/jtn002.html</text:a></text:p>
      <text:p text:style-name="P1"/>
      <text:p text:style-name="P3">Gestion des erreurs</text:p>
      <text:p text:style-name="P3"/>
      <text:p text:style-name="P3">Il y a un fichier qui s'appelle « errors.c ». ce fichier a une fonction qui, avec un code d'erreur, faire une sorti dans stderr qui donne d'information concernant pourquoi le programme s'est arrêté. Les codes ont un ordre, et cet ordre est expliqué dans le ficher EREADME.txt</text:p>
      <text:p text:style-name="P3"/>
      <text:p text:style-name="P4"><text:soft-page-break/>Documentation</text:p>
      <text:p text:style-name="P4"/>
      <text:p text:style-name="P4">On a utilisé le soft Doxygen pour faire la documentation. Le HTML output c'est le suivant :</text:p>
      <text:p text:style-name="P4"/>
      <text:p text:style-name="P4"><text:a xlink:type="simple" xlink:href="../doc/html/pages.html">file:///home/lucho/lucho/emuladormips/mips32-emulator/doc/html/pages.html</text:a></text:p>
      <text:p text:style-name="P4"/>
      <text:p text:style-name="P4">Dépôt</text:p>
      <text:p text:style-name="P4"/>
      <text:p text:style-name="P4">On a utilisé GitHub <text:span text:style-name="T3">comme dépôt pour le programme. Pour cloner ou generer un pull request :</text:span></text:p>
      <text:p text:style-name="P4"/>
      <text:p text:style-name="P5"><text:a xlink:type="simple" xlink:href="https://github.com/LuchoManto/mips32-emulator">https://github.com/LuchoManto/mips32-emulator</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09:20:05.297750071</meta:creation-date>
    <meta:editing-duration>PT2H25S</meta:editing-duration>
    <meta:editing-cycles>5</meta:editing-cycles>
    <meta:generator>LibreOffice/4.2.6.3$Linux_X86_64 LibreOffice_project/420m0$Build-3</meta:generator>
    <meta:initial-creator>lucho </meta:initial-creator>
    <dc:date>2014-10-20T11:52:07.837598967</dc:date>
    <dc:creator>lucho </dc:creator>
    <meta:document-statistic meta:table-count="0" meta:image-count="0" meta:object-count="0" meta:page-count="2" meta:paragraph-count="26" meta:word-count="483" meta:character-count="2998" meta:non-whitespace-character-count="2540"/>
  </office:meta>
</office:document-meta>
</file>